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P1" style:parent-style-name="Standard" style:master-page-name="MP0" style:family="paragraph">
      <style:paragraph-properties fo:break-before="page"/>
    </style:style>
    <style:style style:name="P2" style:parent-style-name="Listenabsatz" style:list-style-name="LFO1" style:family="paragraph"/>
    <style:style style:name="P3" style:parent-style-name="Listenabsatz" style:list-style-name="LFO2" style:family="paragraph"/>
    <style:style style:name="P4" style:parent-style-name="Listenabsatz" style:list-style-name="LFO2" style:family="paragraph"/>
    <style:style style:name="P5" style:parent-style-name="Listenabsatz" style:list-style-name="LFO1" style:family="paragraph"/>
    <style:style style:name="P6" style:parent-style-name="Listenabsatz" style:list-style-name="LFO1" style:family="paragraph"/>
    <style:style style:name="P7" style:parent-style-name="Listenabsatz" style:list-style-name="LFO1" style:family="paragraph"/>
    <style:style style:name="P8" style:parent-style-name="Listenabsatz" style:list-style-name="LFO1" style:family="paragraph"/>
    <style:style style:name="P9" style:parent-style-name="Listenabsatz" style:family="paragraph">
      <style:paragraph-properties fo:margin-left="0in">
        <style:tab-stops/>
      </style:paragraph-properties>
    </style:style>
  </office:automatic-styles>
  <office:body>
    <office:text text:use-soft-page-breaks="true">
      <text:p text:style-name="P1">Aufgabenstellung zur Testaufgabe</text:p>
      <text:p text:style-name="Standard">Die PC’s und die Server sind konfiguriert. Konfiguration ist auf Korrektheit kontrollieren. Es gibt drei unmanaged Switsche, zwei in der jeweiligen DMZ sowie der ISP-Switch.</text:p>
      <text:list text:style-name="LFO1" text:continue-numbering="true">
        <text:list-item>
          <text:p text:style-name="P2">Grundkonfiguration gemäß den Reitern Grundkonfiguration und IP-Adressen, Schnittstellen</text:p>
        </text:list-item>
      </text:list>
      <text:list text:style-name="LFO2" text:continue-numbering="true">
        <text:list-item>
          <text:list>
            <text:list-item>
              <text:p text:style-name="P3">Switch und Router von BK-Hilden und BezReg</text:p>
            </text:list-item>
            <text:list-item>
              <text:p text:style-name="P4">Router des ISP mit Routingprotokoll OSPF</text:p>
            </text:list-item>
          </text:list>
        </text:list-item>
      </text:list>
      <text:list text:style-name="LFO1" text:continue-numbering="true">
        <text:list-item>
          <text:p text:style-name="P5">VPN-Konfiguration mit VPN-Accessliste BK-Hilden und BezReg</text:p>
        </text:list-item>
      </text:list>
      <text:p text:style-name="Listenabsatz">Es sollen nur die Adressen des Netzes innerhalb von BK-Hilden und BezReg sowie verschlüsselt zwischen dem vlan 10 von BK-Hilden und BezReg üebr den ISP<text:s/>miteinander kommunizieren können. Die Adresszuweisung durch den DHCP-Server im jeweiligen Netz muss möglich sein.</text:p>
      <text:list text:style-name="LFO1" text:continue-numbering="true">
        <text:list-item>
          <text:p text:style-name="P6">Die vlan’s 20 und 30 des BK-Hilden und BezReg sollen per PAT, siehe Reiter PAT<text:s/>mit einer öffentlichen IP Adesse über das lokale ISP-Gateway in das Netz kommunizoeren können.</text:p>
        </text:list-item>
        <text:list-item>
          <text:p text:style-name="P7">Auf dem Gateway zum ISP sollen Accesslisten den Verkehr filtern, so dass der Server vom Netz aus erreicht werden kann und in das Netz kommunizieren kann. Die öffentliche Schnittstelle des LocalRouters soll Verkehr zum Netz haben. Für den Server soll eingehen und ausgehend icmp, dns (domain) smtp, pop3 und http zugelassen sein.</text:p>
        </text:list-item>
        <text:list-item>
          <text:p text:style-name="P8">Auf den LocalRouter soll der<text:s/>Verkehr von<text:s/>vpn<text:s/>(protokolle isakmp, esp)<text:s/>zugelassen sein,<text:s/>dazu dns(domain),<text:s/>smtp, pop3,http und icmp</text:p>
        </text:list-item>
      </text:list>
      <text:p text:style-name="Listenabsatz"/>
      <text:p text:style-name="P9">Am Ende muss man Emails zwischen allen Endteilnehmern verschicken können, die Webserver aus den vlan 20 und 30 sowie dem Netz erreichen können. Zwischen den vlan 10 darf nur verschlüsselt kommunizoert werden und keine Verbindung zu den Webservern, vlan 20, 30 möglich sein. Die Ereichbarkeit per icmp muss funktionier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ulen</meta:initial-creator>
    <dc:creator>Meulen</dc:creator>
    <meta:creation-date>2021-02-05T08:27:00Z</meta:creation-date>
    <dc:date>2021-02-05T09:27:00Z</dc:date>
    <meta:template xlink:href="Normal" xlink:type="simple"/>
    <meta:editing-cycles>4</meta:editing-cycles>
    <meta:editing-duration>PT0S</meta:editing-duration>
    <meta:document-statistic meta:page-count="1" meta:paragraph-count="3" meta:word-count="227" meta:character-count="1656" meta:row-count="11" meta:non-whitespace-character-count="1432"/>
  </office:meta>
</office:document-meta>
</file>